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8" table:number-columns-repeated="248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0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4" table:number-rows-repeated="3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ce5"/>
        <table:table-column table:style-name="co11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 table:number-rows-repeated="10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A$1" table:cell-range-address="$'Baza danych'.$A$4:.$G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09T09:03:15.377574630</dc:date>
    <meta:editing-cycles>6</meta:editing-cycles>
    <meta:editing-duration>PT12M38S</meta:editing-duration>
    <meta:generator>LibreOffice/6.0.7.3$Linux_X86_64 LibreOffice_project/00m0$Build-3</meta:generator>
    <meta:document-statistic meta:table-count="6" meta:cell-count="706" meta:object-count="0"/>
  </office:meta>
</office:document-meta>
</file>